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69">
            <text:p>569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35">
            <text:p>835</text:p>
          </table:table-cell>
          <table:table-cell table:style-name="ce23" office:value-type="float" office:value="153">
            <text:p>1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07">
            <text:p>2107</text:p>
          </table:table-cell>
          <table:table-cell table:style-name="ce23" office:value-type="float" office:value="139">
            <text:p>1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567">
            <text:p>17567</text:p>
          </table:table-cell>
          <table:table-cell table:style-name="ce23" office:value-type="float" office:value="1387">
            <text:p>13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07">
            <text:p>1507</text:p>
          </table:table-cell>
          <table:table-cell table:style-name="ce23" office:value-type="float" office:value="355">
            <text:p>3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342">
            <text:p>12342</text:p>
          </table:table-cell>
          <table:table-cell table:style-name="ce23" office:value-type="float" office:value="1561">
            <text:p>15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855">
            <text:p>1855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53">
            <text:p>55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14">
            <text:p>1614</text:p>
          </table:table-cell>
          <table:table-cell table:style-name="ce23" office:value-type="float" office:value="239">
            <text:p>2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616">
            <text:p>15616</text:p>
          </table:table-cell>
          <table:table-cell table:style-name="ce23" office:value-type="float" office:value="858">
            <text:p>8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41">
            <text:p>1541</text:p>
          </table:table-cell>
          <table:table-cell table:style-name="ce23" office:value-type="float" office:value="132">
            <text:p>1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843">
            <text:p>58843</text:p>
          </table:table-cell>
          <table:table-cell table:style-name="ce23" office:value-type="float" office:value="5204">
            <text:p>52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054">
            <text:p>10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67">
            <text:p>2467</text:p>
          </table:table-cell>
          <table:table-cell table:style-name="ce23" office:value-type="float" office:value="298">
            <text:p>2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580">
            <text:p>10580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241">
            <text:p>17241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069">
            <text:p>2069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838">
            <text:p>4838</text:p>
          </table:table-cell>
          <table:table-cell table:style-name="ce23" office:value-type="float" office:value="454">
            <text:p>4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6">
            <text:p>8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672">
            <text:p>5672</text:p>
          </table:table-cell>
          <table:table-cell table:style-name="ce23" office:value-type="float" office:value="381">
            <text:p>3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6863">
            <text:p>46863</text:p>
          </table:table-cell>
          <table:table-cell table:style-name="ce23" office:value-type="float" office:value="2332">
            <text:p>23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0622">
            <text:p>90622</text:p>
          </table:table-cell>
          <table:table-cell table:style-name="ce23" office:value-type="float" office:value="5439">
            <text:p>54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9465">
            <text:p>149465</text:p>
          </table:table-cell>
          <table:table-cell table:style-name="ce23" office:value-type="float" office:value="10643">
            <text:p>1064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